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I Rest Cliente Retro</text:span></text:p>
      <text:p text:style-name="P1"><text:span text:style-name="T2"/></text:p>
      <text:p text:style-name="P2"><text:span text:style-name="T3">Recuperar todos los programadores de la base de datos</text:span></text:p>
      <text:p text:style-name="P3"><text:span text:style-name="T4">Url:<text:s/></text:span><text:a xlink:href="http://clienteretro.consolaviejuna.com/controlador/programadorControlador.php"><text:span text:style-name="T5">http://clienteretro.consolaviejuna.com/controlador/programadorControlador.php</text:span></text:a><text:span text:style-name="T6"/></text:p>
      <text:p text:style-name="P4"><text:span text:style-name="T7">Parámetros:<text:s/></text:span><text:span text:style-name="T8">accion = cargar</text:span></text:p>
      <text:p text:style-name="P4"><text:span text:style-name="T9">Método:<text:s/></text:span><text:span text:style-name="T10">Post</text:span></text:p>
      <text:p text:style-name="P4"><text:span text:style-name="T11">Devuelve:</text:span><text:span text:style-name="T12"><text:s/></text:span><text:span text:style-name="T13">Array en JSON con todos los programadores</text:span></text:p>
      <text:p text:style-name="P4"><text:span text:style-name="T14">Campos JSON devueltos</text:span></text:p>
      <text:p text:style-name="P4"><text:span text:style-name="T15">Identificador:</text:span><text:span text:style-name="T16"><text:s/>Indentificador único del programador</text:span></text:p>
      <text:p text:style-name="P4"><text:span text:style-name="T17">Nombre:<text:s/></text:span><text:span text:style-name="T18">Nombre del programador</text:span></text:p>
      <text:p text:style-name="P4"><text:span text:style-name="T19">Imagen:<text:s/></text:span><text:span text:style-name="T20">Ruta donde se encuentra una imagen o logo del programador.</text:span></text:p>
      <text:p text:style-name="P4"><text:span text:style-name="T21">Descripción:</text:span><text:span text:style-name="T22"><text:s/>Descripción del programador, una breve introducción de quién es</text:span></text:p>
      <text:p text:style-name="P4"><text:span text:style-name="T23"/></text:p>
      <text:p text:style-name="P4"><text:span text:style-name="T24">Recuperar todos los sistemas de la base de datos</text:span></text:p>
      <text:p text:style-name="P5"><text:span text:style-name="T25">Url:<text:s/></text:span><text:a xlink:href="http://clienteretro.consolaviejuna.com/controlador/sistemaControlador.php"><text:span text:style-name="T26">http://clienteretro.consolaviejuna.com/controlador/sistemaControlador.php</text:span></text:a><text:span text:style-name="T27"/></text:p>
      <text:p text:style-name="P6"><text:span text:style-name="T28">Parámetros:<text:s/></text:span><text:span text:style-name="T29">accion = cargar</text:span></text:p>
      <text:p text:style-name="P6"><text:span text:style-name="T30">Método:<text:s/></text:span><text:span text:style-name="T31">Post</text:span></text:p>
      <text:p text:style-name="P6"><text:span text:style-name="T32">Devuelve:</text:span><text:span text:style-name="T33"><text:s/></text:span><text:span text:style-name="T34">Array en JSON con todos los sistemas (Spectrum, Amstrad, PC, etc, etc...)</text:span></text:p>
      <text:p text:style-name="P6"><text:span text:style-name="T35">Campos JSON devueltos</text:span></text:p>
      <text:p text:style-name="P6"><text:span text:style-name="T36">Id:</text:span><text:span text:style-name="T37"><text:s/>Indentificador único del sistema</text:span></text:p>
      <text:p text:style-name="P6"><text:span text:style-name="T38">Nombre:<text:s/></text:span><text:span text:style-name="T39">Nombre del sistema (Amstrad, Spectrum)</text:span></text:p>
      <text:p text:style-name="P6"><text:span text:style-name="T40">IdFabricante:<text:s/></text:span><text:span text:style-name="T41">Identificador del fabricante</text:span></text:p>
      <text:p text:style-name="P6"><text:span text:style-name="T42">Anio:<text:s/></text:span><text:span text:style-name="T43">Año de fabricación</text:span></text:p>
      <text:p text:style-name="P6"><text:span text:style-name="T44">Descripción:</text:span><text:span text:style-name="T45"><text:s/>Descripción corta del sistema</text:span></text:p>
      <text:p text:style-name="P6"><text:span text:style-name="T46"/></text:p>
      <text:p text:style-name="P6"><text:span text:style-name="T47">Recuperar todos los géneros de la base de datos</text:span></text:p>
      <text:p text:style-name="P7"><text:span text:style-name="T48">Url:<text:s/></text:span><text:a xlink:href="http://clienteretro.consolaviejuna.com/controlador/generoControlador.php"><text:span text:style-name="T49">http://clienteretro.consolaviejuna.com/controlador/generoControlador.php</text:span></text:a><text:span text:style-name="T50"/></text:p>
      <text:p text:style-name="P8"><text:span text:style-name="T51">Parámetros:<text:s/></text:span><text:span text:style-name="T52">accion = cargar</text:span></text:p>
      <text:p text:style-name="P8"><text:span text:style-name="T53">Método:<text:s/></text:span><text:span text:style-name="T54">Post</text:span></text:p>
      <text:p text:style-name="P8"><text:span text:style-name="T55">Devuelve:</text:span><text:span text:style-name="T56"><text:s/></text:span><text:span text:style-name="T57">Array en JSON con todos los géneros de los videojuegos (Arcade, Aventura, Puzle)</text:span></text:p>
      <text:p text:style-name="P8"><text:span text:style-name="T58">Campos JSON devueltos</text:span></text:p>
      <text:p text:style-name="P8"><text:span text:style-name="T59">Id:</text:span><text:span text:style-name="T60"><text:s/>Indentificador único del género</text:span></text:p>
      <text:p text:style-name="P8"><text:span text:style-name="T61">Nombre:<text:s/></text:span><text:span text:style-name="T62">Nombre del género, (Arcade, Shottem 'UP)</text:span></text:p>
      <text:p text:style-name="P8"><text:span text:style-name="T63">Descripción:</text:span><text:span text:style-name="T64"><text:s/>Descripción corta del género</text:span></text:p>
      <text:p text:style-name="P8"><text:span text:style-name="T65"/></text:p>
      <text:p text:style-name="P8"><text:span text:style-name="T66">Recuperar todos los juegos de un programador dado</text:span></text:p>
      <text:p text:style-name="P9"><text:span text:style-name="T67">Url:<text:s/></text:span><text:a xlink:href="http://clienteretro.consolaviejuna.com/controlador/juegoControlador.php"><text:span text:style-name="T68">http://clienteretro.consolaviejuna.com/controlador/juegoControlador.php</text:span></text:a><text:span text:style-name="T69"/></text:p>
      <text:p text:style-name="P10"><text:span text:style-name="T70">Parámetros:<text:s/></text:span><text:span text:style-name="T71">cargarPorId = Identificador del programador</text:span></text:p>
      <text:p text:style-name="P10"><text:span text:style-name="T72">Método:<text:s/></text:span><text:span text:style-name="T73">Post</text:span></text:p>
      <text:p text:style-name="P10"><text:span text:style-name="T74">Devuelve:</text:span><text:span text:style-name="T75"><text:s/></text:span><text:span text:style-name="T76">Array en JSON con todos los juegos de un programador</text:span></text:p>
      <text:p text:style-name="P10"><text:span text:style-name="T77">Campos JSON devueltos</text:span></text:p>
      <text:p text:style-name="P10"><text:span text:style-name="T78">Id:</text:span><text:span text:style-name="T79"><text:s/>Indentificador único del juego</text:span></text:p>
      <text:p text:style-name="P10"><text:span text:style-name="T80">Nombre:<text:s/></text:span><text:span text:style-name="T81">Nombre completo del juego</text:span></text:p>
      <text:p text:style-name="P10"><text:span text:style-name="T82">IdProgramador:<text:s/></text:span><text:span text:style-name="T83">Identificador del programador</text:span></text:p>
      <text:p text:style-name="P10"><text:span text:style-name="T84">Programador:<text:s/></text:span><text:span text:style-name="T85">Nombre completo del programador</text:span></text:p>
      <text:p text:style-name="P10"><text:span text:style-name="T86">IdDistribuidor:<text:s/></text:span><text:span text:style-name="T87">Identificador del distribuidor</text:span></text:p>
      <text:p text:style-name="P10"><text:span text:style-name="T88">Disribuidor:<text:s/></text:span><text:span text:style-name="T89">Nombre del distribuidor</text:span></text:p>
      <text:p text:style-name="P10"><text:span text:style-name="T90">IdSistema:<text:s/></text:span><text:span text:style-name="T91">Identificador del sistema</text:span></text:p>
      <text:p text:style-name="P10"><text:span text:style-name="T92">Sistema:<text:s/></text:span><text:span text:style-name="T93">Nombre del sistema</text:span></text:p>
      <text:p text:style-name="P10"><text:span text:style-name="T94">Capturas:<text:s/></text:span><text:span text:style-name="T95">Array con el nombre de varias capturas del juego</text:span></text:p>
      <text:p text:style-name="P10"><text:span text:style-name="T96">Minitarura:<text:s/></text:span><text:span text:style-name="T97">nombre del Png con la carátula en miniatura.</text:span></text:p>
      <text:p text:style-name="P10"><text:span text:style-name="T98">Carátula:<text:s/></text:span><text:span text:style-name="T99">Nombre del Jpg con la carátula del juego</text:span></text:p>
      <text:p text:style-name="P10"><text:span text:style-name="T100">Rom:<text:s/></text:span><text:span text:style-name="T101">Nombre del fichero rom del juego.</text:span></text:p>
      <text:p text:style-name="P10"><text:span text:style-name="T102">EnlaceDescarga:<text:s/></text:span><text:span text:style-name="T103">Enlace de descarga del juego, esta es la ROM que debemos usar en el Cliente Retro de escritorio.</text:span></text:p>
      <text:p text:style-name="P10"><text:span text:style-name="T104">EnlaceYoutube:<text:s/></text:span><text:span text:style-name="T105">Vídeo del juego</text:span></text:p>
      <text:p text:style-name="P10"><text:span text:style-name="T106">Puntuación:<text:s/></text:span><text:span text:style-name="T107">Puntuación del juego (del 1 al 10)</text:span></text:p>
      <text:p text:style-name="P10"><text:span text:style-name="T108">IdGenero:<text:s/></text:span><text:span text:style-name="T109">Identificador del género</text:span></text:p>
      <text:p text:style-name="P10"><text:span text:style-name="T110">Genero:<text:s/></text:span><text:span text:style-name="T111">Género en nombre</text:span></text:p>
      <text:p text:style-name="P10"><text:span text:style-name="T112">Comando:<text:s/></text:span><text:span text:style-name="T113">Comando para ejecutar el juego en javascript</text:span></text:p>
      <text:p text:style-name="P10"><text:span text:style-name="T114">esJugable:<text:s/></text:span><text:span text:style-name="T115">Indica si el juego es jugable o no en web</text:span></text:p>
      <text:p text:style-name="P10"><text:span text:style-name="T116">Descripción:</text:span><text:span text:style-name="T117"><text:s/>Descripción corta del género</text:span></text:p>
      <text:p text:style-name="P10"><text:span text:style-name="T118">EquipoDesarrollo:<text:s/></text:span><text:span text:style-name="T119">Equipo de desarrollo, separado por caractéres especiales</text:span></text:p>
      <text:p text:style-name="P10"><text:span text:style-name="T120">MaterialExtra:<text:s/></text:span><text:span text:style-name="T121">JSON con un conjunto de enlaces y recursos sobre el juego</text:span></text:p>
      <text:p text:style-name="P10"><text:span text:style-name="T122"/></text:p>
      <text:p text:style-name="P10"><text:span text:style-name="T122"/></text:p>
      <text:p text:style-name="P10"><text:span text:style-name="T122"/></text:p>
      <text:p text:style-name="P10"><text:span text:style-name="T1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